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24pt" fo:font-style="normal" fo:font-weight="bold" officeooo:rsid="00294f0e" officeooo:paragraph-rsid="00294f0e"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fo:font-size="20pt" fo:font-style="normal" fo:font-weight="bold" officeooo:rsid="00294f0e" officeooo:paragraph-rsid="00294f0e" style:font-size-asian="17.5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12906d" officeooo:paragraph-rsid="0012906d"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4f9" officeooo:paragraph-rsid="002a24f9" style:font-size-asian="18pt" style:font-style-asian="normal" style:font-weight-asian="bold" style:font-size-complex="18pt" style:font-style-complex="normal" style:font-weight-complex="bold"/>
    </style:style>
    <style:style style:name="P11" style:family="paragraph" style:parent-style-name="Text_20_body">
      <style:paragraph-properties fo:line-height="100%"/>
    </style:style>
    <style:style style:name="P12" style:family="paragraph" style:parent-style-name="Text_20_body" style:list-style-name="L1"/>
    <style:style style:name="P13" style:family="paragraph" style:parent-style-name="Text_20_body" style:list-style-name="L1">
      <style:paragraph-properties fo:line-height="100%"/>
      <style:text-properties officeooo:rsid="002b8660" officeooo:paragraph-rsid="002b8660"/>
    </style:style>
    <style:style style:name="P14" style:family="paragraph" style:parent-style-name="Text_20_body" style:list-style-name="L1">
      <style:paragraph-properties fo:line-height="100%"/>
      <style:text-properties officeooo:rsid="002bdb09" officeooo:paragraph-rsid="002bdb09"/>
    </style:style>
    <style:style style:name="P15" style:family="paragraph" style:parent-style-name="Text_20_body" style:list-style-name="L1">
      <style:paragraph-properties fo:line-height="100%"/>
      <style:text-properties officeooo:rsid="002c15e8" officeooo:paragraph-rsid="002c15e8"/>
    </style:style>
    <style:style style:name="P16" style:family="paragraph" style:parent-style-name="Text_20_body" style:list-style-name="L1">
      <style:paragraph-properties fo:line-height="100%"/>
      <style:text-properties officeooo:rsid="002fd449" officeooo:paragraph-rsid="002fd449"/>
    </style:style>
    <style:style style:name="P17" style:family="paragraph" style:parent-style-name="Text_20_body" style:list-style-name="L1">
      <style:paragraph-properties fo:line-height="100%"/>
      <style:text-properties officeooo:rsid="002f393f" officeooo:paragraph-rsid="002f393f"/>
    </style:style>
    <style:style style:name="P18" style:family="paragraph" style:parent-style-name="Text_20_body" style:list-style-name="L1">
      <style:paragraph-properties fo:line-height="100%"/>
      <style:text-properties officeooo:rsid="0032e6f3" officeooo:paragraph-rsid="0032e6f3"/>
    </style:style>
    <style:style style:name="P19" style:family="paragraph" style:parent-style-name="Text_20_body" style:list-style-name="L1">
      <style:paragraph-properties fo:line-height="100%"/>
      <style:text-properties officeooo:rsid="00348ca1" officeooo:paragraph-rsid="00348ca1"/>
    </style:style>
    <style:style style:name="P20" style:family="paragraph" style:parent-style-name="Text_20_body" style:list-style-name="L1">
      <style:paragraph-properties fo:line-height="100%"/>
      <style:text-properties fo:font-weight="normal" officeooo:rsid="003812df" officeooo:paragraph-rsid="003812df" style:font-weight-asian="normal" style:font-weight-complex="normal"/>
    </style:style>
    <style:style style:name="P21" style:family="paragraph" style:parent-style-name="Text_20_body" style:list-style-name="L1">
      <style:paragraph-properties fo:line-height="100%"/>
      <style:text-properties officeooo:rsid="003812df" officeooo:paragraph-rsid="003812df"/>
    </style:style>
    <style:style style:name="P22" style:family="paragraph" style:parent-style-name="Text_20_body" style:list-style-name="L1">
      <style:paragraph-properties fo:line-height="100%"/>
      <style:text-properties officeooo:rsid="003aa1b5" officeooo:paragraph-rsid="003aa1b5"/>
    </style:style>
    <style:style style:name="P23" style:family="paragraph" style:parent-style-name="Text_20_body" style:list-style-name="L1">
      <style:paragraph-properties fo:line-height="100%"/>
      <style:text-properties officeooo:rsid="003aa1b5" officeooo:paragraph-rsid="00482074"/>
    </style:style>
    <style:style style:name="P24" style:family="paragraph" style:parent-style-name="Text_20_body" style:list-style-name="L1">
      <style:paragraph-properties fo:line-height="100%"/>
      <style:text-properties officeooo:rsid="003aa1b5" officeooo:paragraph-rsid="0054c4b0"/>
    </style:style>
    <style:style style:name="P25" style:family="paragraph" style:parent-style-name="Text_20_body" style:list-style-name="L1">
      <style:paragraph-properties fo:line-height="100%"/>
      <style:text-properties officeooo:rsid="003aa1b5" officeooo:paragraph-rsid="0047a507"/>
    </style:style>
    <style:style style:name="P26" style:family="paragraph" style:parent-style-name="Text_20_body" style:list-style-name="L1">
      <style:paragraph-properties fo:line-height="100%"/>
      <style:text-properties officeooo:rsid="003aa1b5" officeooo:paragraph-rsid="0043260e"/>
    </style:style>
    <style:style style:name="P27" style:family="paragraph" style:parent-style-name="Text_20_body" style:list-style-name="L1">
      <style:paragraph-properties fo:line-height="100%"/>
      <style:text-properties officeooo:rsid="003aa1b5" officeooo:paragraph-rsid="0043da0d"/>
    </style:style>
    <style:style style:name="P28" style:family="paragraph" style:parent-style-name="Text_20_body" style:list-style-name="L1">
      <style:paragraph-properties fo:line-height="100%"/>
      <style:text-properties officeooo:rsid="003aa1b5" officeooo:paragraph-rsid="00448959"/>
    </style:style>
    <style:style style:name="P29" style:family="paragraph" style:parent-style-name="Text_20_body" style:list-style-name="L1">
      <style:paragraph-properties fo:line-height="100%"/>
      <style:text-properties officeooo:rsid="003aa1b5" officeooo:paragraph-rsid="0063ac5c"/>
    </style:style>
    <style:style style:name="P30" style:family="paragraph" style:parent-style-name="Text_20_body" style:list-style-name="L1">
      <style:paragraph-properties fo:line-height="100%"/>
      <style:text-properties officeooo:rsid="003aa1b5" officeooo:paragraph-rsid="004ae04f"/>
    </style:style>
    <style:style style:name="P31" style:family="paragraph" style:parent-style-name="Text_20_body" style:list-style-name="L1">
      <style:paragraph-properties fo:line-height="100%"/>
      <style:text-properties fo:font-weight="bold" officeooo:rsid="005132ef" officeooo:paragraph-rsid="005132ef" style:font-weight-asian="bold" style:font-weight-complex="bold"/>
    </style:style>
    <style:style style:name="P32" style:family="paragraph" style:parent-style-name="Text_20_body" style:list-style-name="L1">
      <style:paragraph-properties fo:line-height="100%"/>
      <style:text-properties fo:font-weight="bold" officeooo:rsid="005ebb9f" officeooo:paragraph-rsid="005ebb9f" style:font-weight-asian="bold" style:font-weight-complex="bold"/>
    </style:style>
    <style:style style:name="P33" style:family="paragraph" style:parent-style-name="Text_20_body" style:list-style-name="L1">
      <style:paragraph-properties fo:line-height="100%"/>
      <style:text-properties fo:font-weight="bold" officeooo:rsid="0061cb00" officeooo:paragraph-rsid="0061cb00" style:font-weight-asian="bold" style:font-weight-complex="bold"/>
    </style:style>
    <style:style style:name="P34" style:family="paragraph" style:parent-style-name="Text_20_body" style:list-style-name="L1">
      <style:paragraph-properties fo:line-height="100%"/>
      <style:text-properties fo:font-weight="bold" officeooo:rsid="0063d88e" officeooo:paragraph-rsid="0063d88e" style:font-weight-asian="bold" style:font-weight-complex="bold"/>
    </style:style>
    <style:style style:name="P35" style:family="paragraph" style:parent-style-name="Text_20_body" style:list-style-name="L1">
      <style:text-properties officeooo:rsid="003cd9f2" officeooo:paragraph-rsid="003cd9f2"/>
    </style:style>
    <style:style style:name="P36" style:family="paragraph" style:parent-style-name="Text_20_body" style:list-style-name="L1">
      <style:paragraph-properties fo:line-height="100%"/>
      <style:text-properties officeooo:rsid="00633663" officeooo:paragraph-rsid="00633663"/>
    </style:style>
    <style:style style:name="P37" style:family="paragraph" style:parent-style-name="Text_20_body" style:list-style-name="L1">
      <style:paragraph-properties fo:line-height="100%"/>
      <style:text-properties officeooo:rsid="003c9e19" officeooo:paragraph-rsid="004ae04f"/>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b8660"/>
    </style:style>
    <style:style style:name="T6" style:family="text">
      <style:text-properties officeooo:rsid="002bdb09"/>
    </style:style>
    <style:style style:name="T7" style:family="text">
      <style:text-properties fo:font-style="italic" style:font-style-asian="italic" style:font-style-complex="italic"/>
    </style:style>
    <style:style style:name="T8" style:family="text">
      <style:text-properties fo:font-style="italic" officeooo:rsid="002fd009" style:font-style-asian="italic" style:font-style-complex="italic"/>
    </style:style>
    <style:style style:name="T9" style:family="text">
      <style:text-properties fo:font-style="italic" officeooo:rsid="003aa1b5" style:font-style-asian="italic" style:font-style-complex="italic"/>
    </style:style>
    <style:style style:name="T10" style:family="text">
      <style:text-properties fo:font-style="italic" officeooo:rsid="0043260e" style:font-style-asian="italic" style:font-style-complex="italic"/>
    </style:style>
    <style:style style:name="T11" style:family="text">
      <style:text-properties fo:font-style="italic" officeooo:rsid="0054c4b0" style:font-style-asian="italic" style:font-style-complex="italic"/>
    </style:style>
    <style:style style:name="T12" style:family="text">
      <style:text-properties fo:font-style="italic" officeooo:rsid="0069f38f" style:font-style-asian="italic" style:font-style-complex="italic"/>
    </style:style>
    <style:style style:name="T13" style:family="text">
      <style:text-properties fo:font-style="italic" officeooo:rsid="006be4ea" style:font-style-asian="italic" style:font-style-complex="italic"/>
    </style:style>
    <style:style style:name="T14" style:family="text">
      <style:text-properties fo:font-style="italic" officeooo:rsid="006d56d5" style:font-style-asian="italic" style:font-style-complex="italic"/>
    </style:style>
    <style:style style:name="T15" style:family="text">
      <style:text-properties fo:font-style="italic" officeooo:rsid="005ebb9f"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9601c" style:font-style-asian="italic" style:font-weight-asian="normal" style:font-style-complex="italic" style:font-weight-complex="normal"/>
    </style:style>
    <style:style style:name="T18" style:family="text">
      <style:text-properties fo:font-style="italic" fo:font-weight="normal" officeooo:rsid="006be4ea" style:font-style-asian="italic" style:font-weight-asian="normal" style:font-style-complex="italic" style:font-weight-complex="normal"/>
    </style:style>
    <style:style style:name="T19" style:family="text">
      <style:text-properties fo:font-style="italic" fo:font-weight="bold" officeooo:rsid="006be4ea"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448959" style:font-weight-asian="bold" style:font-weight-complex="bold"/>
    </style:style>
    <style:style style:name="T22" style:family="text">
      <style:text-properties fo:font-weight="bold" officeooo:rsid="003aa1b5" style:font-weight-asian="bold" style:font-weight-complex="bold"/>
    </style:style>
    <style:style style:name="T23" style:family="text">
      <style:text-properties fo:font-weight="bold" officeooo:rsid="005ebb9f" style:font-weight-asian="bold" style:font-weight-complex="bold"/>
    </style:style>
    <style:style style:name="T24" style:family="text">
      <style:text-properties officeooo:rsid="002c15e8"/>
    </style:style>
    <style:style style:name="T25" style:family="text">
      <style:text-properties fo:font-weight="normal" style:font-weight-asian="normal" style:font-weight-complex="normal"/>
    </style:style>
    <style:style style:name="T26" style:family="text">
      <style:text-properties fo:font-weight="normal" officeooo:rsid="002fb2a2" style:font-weight-asian="normal" style:font-weight-complex="normal"/>
    </style:style>
    <style:style style:name="T27" style:family="text">
      <style:text-properties fo:font-weight="normal" officeooo:rsid="00309ada" style:font-weight-asian="normal" style:font-weight-complex="normal"/>
    </style:style>
    <style:style style:name="T28" style:family="text">
      <style:text-properties fo:font-weight="normal" officeooo:rsid="0032759d" style:font-weight-asian="normal" style:font-weight-complex="normal"/>
    </style:style>
    <style:style style:name="T29" style:family="text">
      <style:text-properties fo:font-weight="normal" officeooo:rsid="00334e13" style:font-weight-asian="normal" style:font-weight-complex="normal"/>
    </style:style>
    <style:style style:name="T30" style:family="text">
      <style:text-properties fo:font-weight="normal" officeooo:rsid="00360a1f" style:font-weight-asian="normal" style:font-weight-complex="normal"/>
    </style:style>
    <style:style style:name="T31" style:family="text">
      <style:text-properties fo:font-weight="normal" officeooo:rsid="0052e226" style:font-weight-asian="normal" style:font-weight-complex="normal"/>
    </style:style>
    <style:style style:name="T32" style:family="text">
      <style:text-properties fo:font-weight="normal" officeooo:rsid="005fdbca" style:font-weight-asian="normal" style:font-weight-complex="normal"/>
    </style:style>
    <style:style style:name="T33" style:family="text">
      <style:text-properties officeooo:rsid="002fd009"/>
    </style:style>
    <style:style style:name="T34" style:family="text">
      <style:text-properties fo:font-style="normal" officeooo:rsid="0069f38f"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95df3" style:font-style-asian="normal" style:font-weight-asian="normal" style:font-style-complex="normal" style:font-weight-complex="normal"/>
    </style:style>
    <style:style style:name="T37" style:family="text">
      <style:text-properties fo:font-style="normal" fo:font-weight="normal" officeooo:rsid="006be4ea" style:font-style-asian="normal" style:font-weight-asian="normal" style:font-style-complex="normal" style:font-weight-complex="normal"/>
    </style:style>
    <style:style style:name="T38" style:family="text">
      <style:text-properties officeooo:rsid="003aa1b5"/>
    </style:style>
    <style:style style:name="T39" style:family="text">
      <style:text-properties officeooo:rsid="003cd9f2"/>
    </style:style>
    <style:style style:name="T40" style:family="text">
      <style:text-properties officeooo:rsid="003dd096"/>
    </style:style>
    <style:style style:name="T41" style:family="text">
      <style:text-properties officeooo:rsid="0043260e"/>
    </style:style>
    <style:style style:name="T42" style:family="text">
      <style:text-properties officeooo:rsid="00442200"/>
    </style:style>
    <style:style style:name="T43" style:family="text">
      <style:text-properties officeooo:rsid="00448959"/>
    </style:style>
    <style:style style:name="T44" style:family="text">
      <style:text-properties officeooo:rsid="004e1c0f"/>
    </style:style>
    <style:style style:name="T45" style:family="text">
      <style:text-properties officeooo:rsid="005132ef"/>
    </style:style>
    <style:style style:name="T46" style:family="text">
      <style:text-properties officeooo:rsid="0054c4b0"/>
    </style:style>
    <style:style style:name="T47" style:family="text">
      <style:text-properties officeooo:rsid="005719eb"/>
    </style:style>
    <style:style style:name="T48" style:family="text">
      <style:text-properties officeooo:rsid="0057e011"/>
    </style:style>
    <style:style style:name="T49" style:family="text">
      <style:text-properties officeooo:rsid="0059bd15"/>
    </style:style>
    <style:style style:name="T50" style:family="text">
      <style:text-properties officeooo:rsid="005ce599"/>
    </style:style>
    <style:style style:name="T51" style:family="text">
      <style:text-properties officeooo:rsid="005ebb9f"/>
    </style:style>
    <style:style style:name="T52" style:family="text">
      <style:text-properties officeooo:rsid="00641bf5"/>
    </style:style>
    <style:style style:name="T53" style:family="text">
      <style:text-properties officeooo:rsid="0066b9f2"/>
    </style:style>
    <style:style style:name="T54" style:family="text">
      <style:text-properties officeooo:rsid="0068b704"/>
    </style:style>
    <style:style style:name="T55" style:family="text">
      <style:text-properties officeooo:rsid="006d56d5"/>
    </style:style>
    <style:style style:name="T56" style:family="text">
      <style:text-properties officeooo:rsid="006fa90e"/>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Ramka1" text:anchor-type="paragraph" svg:width="1.8638in" draw:z-index="0"><draw:text-box fo:min-height="0.7291in"><text:p text:style-name="P4">Radosław Gniazdowski</text:p><text:p text:style-name="P5">(+48) 505 044 594</text:p><text:p text:style-name="P5">(+48) 698 434 833</text:p><text:p text:style-name="P6">contact@flexigame.com</text:p></draw:text-box></draw:frame></text:p>
      <text:p text:style-name="P9"/>
      <text:p text:style-name="P9"/>
      <text:p text:style-name="P7">FlexiGame GUI Subsystem</text:p>
      <text:p text:style-name="P8">Information about styles</text:p>
      <text:p text:style-name="P10">INI style files</text:p>
      <text:p text:style-name="Text_20_body"/>
      <text:p text:style-name="Text_20_body"><text:tab/><text:span text:style-name="T5">Styles will be stored inside of INI files. It's because of the easy reading/saving of such files and not complicated syntax. INI file consists of parts called sections. In every section there are parameters with assigned values that belong to the given section. Naming of the sections and parameters is case sensitive.</text:span></text:p>
      <text:p text:style-name="P11"/>
      <text:list xml:id="list7608259580194593928" text:style-name="L1">
        <text:list-item>
          <text:p text:style-name="P13">First mandatory section:</text:p>
          <text:list>
            <text:list-item>
              <text:p text:style-name="P13">section <text:span text:style-name="T20">[StyleSheet]</text:span> – <text:span text:style-name="T6">default section for every style file, it's mandatory. Without this section the style sheet file will be rejected. Possible parameters:</text:span></text:p>
              <text:list>
                <text:list-item>
                  <text:p text:style-name="P14"><text:span text:style-name="T20">name</text:span> – <text:span text:style-name="T7">string</text:span> – name of the style, needs to be unique. It's mandatory to specify the name.</text:p>
                </text:list-item>
              </text:list>
            </text:list-item>
          </text:list>
        </text:list-item>
        <text:list-item>
          <text:p text:style-name="P14">Every other section specifies style parameters for a) widget <text:span text:style-name="T24">type</text:span> b) widget <text:span text:style-name="T24">type</text:span> and state c) state</text:p>
          <text:list>
            <text:list-item>
              <text:p text:style-name="P15"><text:span text:style-name="T7">naming</text:span> <text:span text:style-name="T7">convention</text:span> – <text:span text:style-name="T20">[WidgetType.state] </text:span>– separate subsection name with dot “.”</text:p>
              <text:list>
                <text:list-item>
                  <text:p text:style-name="P15">If just one section part is specified (Widget type or state), this will work as universal/broad style. For example: Text color set for <text:span text:style-name="T20">[Button]</text:span> will apply for every state (focus, clicked, activated, etc). Text color set for <text:span text:style-name="T20">[Button.activated] </text:span>will be applied when button is active.</text:p>
                </text:list-item>
                <text:list-item>
                  <text:p text:style-name="P16">If style parameters are set for just one state, for example <text:span text:style-name="T20">[activated]</text:span><text:span text:style-name="T25">, this will apply for all widgets (regardless of the widget type) using this style.</text:span></text:p>
                </text:list-item>
              </text:list>
            </text:list-item>
            <text:list-item>
              <text:p text:style-name="P17"><text:span text:style-name="T8">applied</text:span><text:span text:style-name="T33"> </text:span><text:span text:style-name="T8">style</text:span><text:span text:style-name="T33"> </text:span><text:span text:style-name="T7">inheritance</text:span> – if style is specified for <text:span text:style-name="T20">[Container]</text:span><text:span text:style-name="T25"> – this style will apply to all children </text:span><text:span text:style-name="T26">widgets </text:span><text:span text:style-name="T25">of the container widget in the scene </text:span><text:span text:style-name="T26">until particular widget has different style applied.</text:span></text:p>
            </text:list-item>
            <text:list-item>
              <text:p text:style-name="P16"><text:span text:style-name="T16">style</text:span><text:span text:style-name="T25"> </text:span><text:span text:style-name="T16">merging</text:span><text:span text:style-name="T25"> – substyles defined in style sheet will </text:span><text:span text:style-name="T27">be </text:span><text:span text:style-name="T25">automatically merged, for example: setting style parameters for state </text:span><text:span text:style-name="T20">[activated],</text:span><text:span text:style-name="T25"> </text:span><text:span text:style-name="T20">[focus]</text:span><text:span text:style-name="T25"> and then for </text:span><text:span text:style-name="T20">[Table.focus]</text:span><text:span text:style-name="T25">, the Table style parameters will inherit all style parameters of </text:span><text:span text:style-name="T20">[activated]</text:span><text:span text:style-name="T25"> and </text:span><text:span text:style-name="T20">[focus]</text:span><text:span text:style-name="T25">, plus those which are explicitly changed </text:span><text:span text:style-name="T28">and set.</text:span></text:p>
            </text:list-item>
            <text:list-item>
              <text:p text:style-name="P18"><text:span text:style-name="T16">explicit</text:span><text:span text:style-name="T25"> </text:span><text:span text:style-name="T16">style</text:span><text:span text:style-name="T25"> </text:span><text:span text:style-name="T16">merging</text:span><text:span text:style-name="T25">/</text:span><text:span text:style-name="T16">inheriting</text:span><text:span text:style-name="T25"> – special style parameter </text:span><text:span text:style-name="T29">is used for specifing from which style/substyle parameters need to be copied.</text:span></text:p>
              <text:list>
                <text:list-item>
                  <text:p text:style-name="P19"><text:span text:style-name="T25">parameter name – </text:span><text:span text:style-name="T20">inherit = “...”</text:span><text:span text:style-name="T25">, where the text </text:span><text:span text:style-name="T30">value</text:span><text:span text:style-name="T25"> </text:span><text:span text:style-name="T30">is</text:span><text:span text:style-name="T25"> the name of the section.</text:span></text:p>
                </text:list-item>
                <text:list-item>
                  <text:p text:style-name="P20">specifing value for this parameter makes other automatic inheritance void</text:p>
                </text:list-item>
                <text:list-item>
                  <text:p text:style-name="P21"><text:span text:style-name="T25">special value: set this parameter to </text:span><text:span text:style-name="T16">“</text:span><text:span text:style-name="T17">none</text:span><text:span text:style-name="T16">”</text:span><text:span text:style-name="T35">, </text:span><text:span text:style-name="T36">if no inheritance/merging/copying is needed.</text:span></text:p>
                </text:list-item>
              </text:list>
            </text:list-item>
          </text:list>
        </text:list-item>
        <text:list-item>
          <text:p text:style-name="P22">Possible parameters for every style section:</text:p>
          <text:list>
            <text:list-item>
              <text:p text:style-name="P23"><text:span text:style-name="T20">inherit</text:span> – <text:span text:style-name="T7">string</text:span> – <text:span text:style-name="T44">default value is set dynamically. Set to “none” to disable inheritance. Specifies </text:span><text:soft-page-break/><text:span text:style-name="T44">name of the style section to inherit from. Name of the section needs to be valid and occur inside of the same INI style file. Name is case sensitive.</text:span></text:p>
            </text:list-item>
            <text:list-item>
              <text:p text:style-name="P24"><text:span text:style-name="T20">bg-color</text:span> – <text:span text:style-name="T7">color</text:span> – held as <text:span text:style-name="T7">string</text:span> value. <text:span text:style-name="T46">Specifies the color of the background – this will also affect the color of the texture (if there is one used as background). The color can be specified as: </text:span><text:span text:style-name="T11">HEX</text:span><text:span text:style-name="T46">, </text:span><text:span text:style-name="T11">name</text:span><text:span text:style-name="T46">, </text:span><text:span text:style-name="T11">rgb(R,G,B)</text:span><text:span text:style-name="T46"> or </text:span><text:span text:style-name="T11">rgba(R,G,B,A)</text:span><text:span text:style-name="T46">. Values in rgb/a are integers from 0 to 255. </text:span><text:span text:style-name="T11">HEX</text:span><text:span text:style-name="T46"> is in format: </text:span><text:span text:style-name="T11">#rrggbbaa</text:span><text:span text:style-name="T46"> or </text:span><text:span text:style-name="T11">#rrggbb</text:span><text:span text:style-name="T46">. Name is a standard string name to a predefined color (from standard color table). Name is not case sensitive.</text:span></text:p>
            </text:list-item>
            <text:list-item>
              <text:p text:style-name="P25"><text:span text:style-name="T20">fg-color</text:span> – <text:span text:style-name="T7">color</text:span> – held as <text:span text:style-name="T7">string</text:span> value. <text:span text:style-name="T47">Specifies the color for the foreground (text in most cases).</text:span></text:p>
            </text:list-item>
            <text:list-item>
              <text:p text:style-name="P25"><text:span text:style-name="T20">bg-texture</text:span> – <text:span text:style-name="T7">string</text:span> – <text:span text:style-name="T45">specifies the name (unique texture name) to be used as background. Can also specify special texture config (resource ini file) or the exact file to be used.</text:span></text:p>
            </text:list-item>
            <text:list-item>
              <text:p text:style-name="P31">bg-style<text:span text:style-name="T25"> – </text:span><text:span text:style-name="T16">string</text:span><text:span text:style-name="T25"> – specifies the style of the background. </text:span><text:span text:style-name="T31">This also determines how the texture background should be used (natural size, maximised, tiled, etc).</text:span></text:p>
            </text:list-item>
            <text:list-item>
              <text:p text:style-name="P25"><text:span text:style-name="T20">textSize</text:span> – <text:span text:style-name="T7">var</text:span> – held as <text:span text:style-name="T7">string</text:span> value. <text:span text:style-name="T48">Specifies the used text size (in labels or inside the widget). How and if this will be used depends on the widget type.</text:span></text:p>
            </text:list-item>
            <text:list-item>
              <text:p text:style-name="P25"><text:span text:style-name="T20">font</text:span> – <text:span text:style-name="T7">string</text:span> – <text:span text:style-name="T49">specifies the name (unique texture name) to be used as main font. These name needs to be valid and occur inside of the cache of the resource manager. If such resource exists, but is not yet cached it will be preloaded.</text:span></text:p>
            </text:list-item>
            <text:list-item>
              <text:p text:style-name="P12"><text:span text:style-name="T22">margin</text:span><text:span text:style-name="T38"> – </text:span><text:span text:style-name="T9">var</text:span><text:span text:style-name="T38"> – held as </text:span><text:span text:style-name="T9">string</text:span><text:span text:style-name="T38"> value. </text:span>The margin <text:span text:style-name="T50">sets the empty</text:span> area <text:span text:style-name="T50">size </text:span>around <text:span text:style-name="T50">a widget</text:span> (outside <text:span text:style-name="T50">of </text:span>the border). <text:span text:style-name="T50">Margin is transparent and does not have a background color.</text:span></text:p>
            </text:list-item>
            <text:list-item>
              <text:p text:style-name="P25"><text:span text:style-name="T20">margin-left</text:span> – <text:span text:style-name="T7">var</text:span> – held as <text:span text:style-name="T7">string</text:span> value.</text:p>
            </text:list-item>
            <text:list-item>
              <text:p text:style-name="P25"><text:span text:style-name="T20">margin-right</text:span> – <text:span text:style-name="T7">var</text:span> – held as <text:span text:style-name="T7">string</text:span> value.</text:p>
            </text:list-item>
            <text:list-item>
              <text:p text:style-name="P25"><text:span text:style-name="T20">margin-top</text:span> – <text:span text:style-name="T7">var</text:span> – held as <text:span text:style-name="T7">string</text:span> value.</text:p>
            </text:list-item>
            <text:list-item>
              <text:p text:style-name="P25"><text:span text:style-name="T20">margin-bottom</text:span> – <text:span text:style-name="T7">var</text:span> – held as <text:span text:style-name="T7">string</text:span> value.</text:p>
            </text:list-item>
            <text:list-item>
              <text:p text:style-name="P12"><text:span text:style-name="T22">border</text:span><text:span text:style-name="T38"> – </text:span><text:span text:style-name="T9">var</text:span><text:span text:style-name="T38"> – held as </text:span><text:span text:style-name="T9">st</text:span><text:span text:style-name="T7">ring</text:span> value. The border property is for <text:span text:style-name="T39">setting</text:span> the following individual border properties: width, style (required) <text:span text:style-name="T39">and color. Possible style values:</text:span></text:p>
              <text:list>
                <text:list-item>
                  <text:p text:style-name="P35"><text:span text:style-name="T20">none</text:span> – specifies no border</text:p>
                </text:list-item>
                <text:list-item>
                  <text:p text:style-name="P35"><text:span text:style-name="T20">dotted</text:span> – specifies a dotted border</text:p>
                </text:list-item>
                <text:list-item>
                  <text:p text:style-name="P35"><text:span text:style-name="T20">dashed</text:span> – specifies a dashed border</text:p>
                </text:list-item>
                <text:list-item>
                  <text:p text:style-name="P35"><text:span text:style-name="T20">solid</text:span> – specifies a solid border</text:p>
                  <text:p text:style-name="P35">The color can be specified as: HEX, name, rgb(R,G,B) or rgba(R,G,B,A). <text:span text:style-name="T40">Values in rgb/a are integers from 0 to 255. HEX is in format: #rrggbbaa or #rrggbb. Name is a standard string.</text:span></text:p>
                </text:list-item>
              </text:list>
            </text:list-item>
            <text:list-item>
              <text:p text:style-name="P22"><text:span text:style-name="T20">border-left</text:span> – <text:span text:style-name="T7">var</text:span> – <text:span text:style-name="T41">held as </text:span><text:span text:style-name="T10">string</text:span><text:span text:style-name="T41"> value. This will set the properties just for left border.</text:span></text:p>
            </text:list-item>
            <text:list-item>
              <text:p text:style-name="P22"><text:span text:style-name="T20">border-right</text:span> – <text:span text:style-name="T7">var</text:span> – <text:span text:style-name="T41">held as </text:span><text:span text:style-name="T10">string</text:span><text:span text:style-name="T41"> value. This will set the properties just for the right border.</text:span></text:p>
            </text:list-item>
            <text:list-item>
              <text:p text:style-name="P26"><text:span text:style-name="T20">border-top</text:span> – <text:span text:style-name="T7">var</text:span> – <text:span text:style-name="T41">held as </text:span><text:span text:style-name="T10">string</text:span><text:span text:style-name="T41"> value.</text:span></text:p>
            </text:list-item>
            <text:list-item>
              <text:p text:style-name="P27"><text:span text:style-name="T20">border-bottom</text:span> – <text:span text:style-name="T7">var</text:span> – <text:span text:style-name="T41">held as </text:span><text:span text:style-name="T10">string</text:span><text:span text:style-name="T41"> value.</text:span></text:p>
            </text:list-item>
            <text:list-item>
              <text:p text:style-name="P12"><text:span text:style-name="T22">padding</text:span><text:span text:style-name="T38"> – </text:span><text:span text:style-name="T9">var</text:span><text:span text:style-name="T38"> – held as </text:span><text:span text:style-name="T9">string</text:span><text:span text:style-name="T38"> val</text:span>ue. The padding <text:span text:style-name="T42">sets the empty</text:span> area <text:span text:style-name="T42">size</text:span> around the content <text:soft-page-break/>(inside the border) of an element. </text:p>
            </text:list-item>
            <text:list-item>
              <text:p text:style-name="P28"><text:span text:style-name="T20">padding-left</text:span> – <text:span text:style-name="T7">var</text:span> – held as <text:span text:style-name="T7">string</text:span> value. <text:span text:style-name="T43">The padding property for the left side of an element.</text:span></text:p>
            </text:list-item>
            <text:list-item>
              <text:p text:style-name="P28"><text:span text:style-name="T20">padding-right</text:span> – <text:span text:style-name="T7">var</text:span> – held as <text:span text:style-name="T7">string</text:span> value. <text:span text:style-name="T43">The padding property for the right side.</text:span></text:p>
            </text:list-item>
            <text:list-item>
              <text:p text:style-name="P28"><text:span text:style-name="T20">padding-top</text:span> – <text:span text:style-name="T7">var</text:span> – held as <text:span text:style-name="T7">string</text:span> value. <text:span text:style-name="T43">The padding property for the top side.</text:span></text:p>
            </text:list-item>
            <text:list-item>
              <text:p text:style-name="P28"><text:span text:style-name="T20">padding-bottom</text:span> – <text:span text:style-name="T7">var</text:span> – held as <text:span text:style-name="T7">string</text:span> value. <text:span text:style-name="T43">The padding property for the bottom side.</text:span></text:p>
            </text:list-item>
            <text:list-item>
              <text:p text:style-name="P29"><text:span text:style-name="T20">pos</text:span><text:span text:style-name="T21">i</text:span><text:span text:style-name="T20">tion</text:span> – <text:span text:style-name="T7">string</text:span> – <text:span text:style-name="T51">specifies the positioning method for the widget element. Default is </text:span><text:span text:style-name="T23">static</text:span><text:span text:style-name="T51">, which will make </text:span><text:span text:style-name="T15">left</text:span><text:span text:style-name="T51">, </text:span><text:span text:style-name="T15">right</text:span><text:span text:style-name="T51">, </text:span><text:span text:style-name="T15">top</text:span><text:span text:style-name="T51">, </text:span><text:span text:style-name="T15">bottom</text:span><text:span text:style-name="T51"> properties not working (they are ignored). Possible values for the positioning property:</text:span></text:p>
              <text:list>
                <text:list-item>
                  <text:p text:style-name="P36"><text:span text:style-name="T20">static</text:span> – this<text:span text:style-name="T51"> positioning keeps the widget elements inside of the bounds of the parent element. Some resizing may occur. Modifiers of the position like left, right, top and bottom are ignored. With static positioning widget position still can be changed, however it will occur automatically.</text:span></text:p>
                </text:list-item>
                <text:list-item>
                  <text:p text:style-name="P32">fixed<text:span text:style-name="T25"> – widget with fixed position is positioned relative to the screen (or main window) edge. </text:span><text:span text:style-name="T32">Those elements and widgets are removed from the normal flow. Other GUI elements behave like this element does not exist at all. Furthermore fixed positioned widgets will overlap other elements, so it's important to remember. Please note that this applies only to 2D positioning at the moment.</text:span></text:p>
                </text:list-item>
                <text:list-item>
                  <text:p text:style-name="P33">relative –<text:span text:style-name="T25"> widget with this property set is positioned relative to it's normal position, meaning that it's inside of the bounds of the parent widget/container. <text:s/>Widgets with relative position can overlap other elements, however the reserved space is still preserved in the parent widget.</text:span></text:p>
                </text:list-item>
                <text:list-item>
                  <text:p text:style-name="P34">absolute –<text:span text:style-name="T25"> not yet supported, can't find an use case for this at the moment. </text:span>#FIXME</text:p>
                </text:list-item>
              </text:list>
            </text:list-item>
            <text:list-item>
              <text:p text:style-name="P22"><text:span text:style-name="T20">left</text:span> – <text:span text:style-name="T7">var</text:span> – <text:span text:style-name="T52">sets the position parameter adjusted from the left side (X axis).</text:span></text:p>
            </text:list-item>
            <text:list-item>
              <text:p text:style-name="P22"><text:span text:style-name="T20">right</text:span> – <text:span text:style-name="T7">var</text:span> – <text:span text:style-name="T53">sets the position parameter adjusted from the right side (X axis).</text:span></text:p>
            </text:list-item>
            <text:list-item>
              <text:p text:style-name="P22"><text:span text:style-name="T20">top</text:span> – <text:span text:style-name="T7">var</text:span> – <text:span text:style-name="T53">sets the position parameter adjusted from the top side (Y axis).</text:span></text:p>
            </text:list-item>
            <text:list-item>
              <text:p text:style-name="P22"><text:span text:style-name="T20">bottom</text:span> – <text:span text:style-name="T7">var</text:span> – <text:span text:style-name="T53">sets the position parameter adjusted from the bottom side (Y axis).</text:span></text:p>
            </text:list-item>
            <text:list-item>
              <text:p text:style-name="P22"><text:span text:style-name="T20">align</text:span> – <text:span text:style-name="T7">string</text:span> – <text:span text:style-name="T53">specifies the alignment of the element inside of the parent (and within it's bounds). This will work with elements inside of a container with automatic packing. Possible values: </text:span><text:span text:style-name="T13">left, center, right.</text:span><text:span text:style-name="T19"> </text:span><text:span text:style-name="T37">Default value is </text:span><text:span text:style-name="T18">center</text:span><text:span text:style-name="T37">.</text:span></text:p>
            </text:list-item>
            <text:list-item>
              <text:p text:style-name="P22"><text:span text:style-name="T20">valign</text:span> – <text:span text:style-name="T7">string</text:span> – <text:span text:style-name="T54">specifies the vertical alignment of the element inside of the parent widget. Possible values: </text:span><text:span text:style-name="T12">top, middle, bottom. </text:span><text:span text:style-name="T34">Default value is </text:span><text:span text:style-name="T12">middle.</text:span></text:p>
            </text:list-item>
            <text:list-item>
              <text:p text:style-name="P22"><text:span text:style-name="T20">text-align</text:span> – <text:span text:style-name="T7">string</text:span> – <text:span text:style-name="T55">specifies the alignment of the text inside of an element. This can take combination of values. For example “top left”. Default value is “top center”</text:span><text:span text:style-name="T14">.</text:span></text:p>
            </text:list-item>
            <text:list-item>
              <text:p text:style-name="P30"><text:span text:style-name="T20">width</text:span> – <text:span text:style-name="T7">var</text:span> – held as <text:span text:style-name="T7">string</text:span> value. <text:span text:style-name="T56">Specifies the fixed width of the element. This size can change if it's not enough to hold in all the widgets in the container.</text:span></text:p>
            </text:list-item>
            <text:list-item>
              <text:p text:style-name="P30"><text:span text:style-name="T20">height</text:span> – <text:span text:style-name="T7">var</text:span> – held as <text:span text:style-name="T7">string</text:span> value. <text:span text:style-name="T56">Specifies the fixed height of the given element.</text:span></text:p>
            </text:list-item>
            <text:list-item>
              <text:p text:style-name="P37"><text:span text:style-name="T20">shader</text:span> – <text:span text:style-name="T7">string</text:span> <text:span text:style-name="T38">– specifies a unique name of the shader program (must be valid and occur in Shader Manager) to be used to post process the given widget. Default value is “none”. When no shader is specified the default shader will be used for processing and drawing GUI elements.</text:span></text:p>
            </text:list-item>
            <text:list-item>
              <text:p text:style-name="P37"><text:span text:style-name="T20">effect</text:span> – <text:span text:style-name="T7">string</text:span> <text:span text:style-name="T38">– specifies a unique name of the effect (can be particle effect or some kind of </text:span><text:soft-page-break/><text:span text:style-name="T38">script) to be used on the given widget. Not every effect may be suitable. If effect cannot be used for the widget it will be ignored and one time warning will be prin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10-20T19:10:49.539767483</dc:date>
    <meta:editing-duration>PT2H58M3S</meta:editing-duration>
    <meta:editing-cycles>111</meta:editing-cycles>
    <meta:document-statistic meta:table-count="0" meta:image-count="0" meta:object-count="0" meta:page-count="4" meta:paragraph-count="68" meta:word-count="1424" meta:character-count="8614" meta:non-whitespace-character-count="7222"/>
  </office:meta>
</office:document-meta>
</file>